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</style:style>
    <style:style style:name="T449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31376392BR</text:p>
        </text:list-item>
        <text:list-item>
          <text:p text:style-name="P305">AK231909437BR</text:p>
        </text:list-item>
        <text:list-item>
          <text:p text:style-name="P306">AK232064731BR</text:p>
        </text:list-item>
        <text:list-item>
          <text:p text:style-name="P307">SY422803416BR</text:p>
        </text:list-item>
        <text:list-item>
          <text:p text:style-name="P308">AK230292427BR</text:p>
        </text:list-item>
        <text:list-item>
          <text:p text:style-name="P309">AA193728499BR</text:p>
        </text:list-item>
        <text:list-item>
          <text:p text:style-name="P310">AA192933794BR</text:p>
        </text:list-item>
        <text:list-item>
          <text:p text:style-name="P311">AK231061901BR</text:p>
        </text:list-item>
        <text:list-item>
          <text:p text:style-name="P312">AA193274515BR</text:p>
        </text:list-item>
        <text:list-item>
          <text:p text:style-name="P313">AK231976215BR</text:p>
        </text:list-item>
        <text:list-item>
          <text:p text:style-name="P314">AK232935835BR</text:p>
        </text:list-item>
        <text:list-item>
          <text:p text:style-name="P315">AA194213821BR</text:p>
        </text:list-item>
        <text:list-item>
          <text:p text:style-name="P316">AA192990522BR</text:p>
        </text:list-item>
        <text:list-item>
          <text:p text:style-name="P317">AA194065884BR</text:p>
        </text:list-item>
        <text:list-item>
          <text:p text:style-name="P318">AK232793219BR</text:p>
        </text:list-item>
        <text:list-item>
          <text:p text:style-name="P319">AK230833860BR</text:p>
        </text:list-item>
        <text:list-item>
          <text:p text:style-name="P320">AK232686081BR</text:p>
        </text:list-item>
        <text:list-item>
          <text:p text:style-name="P321">AK232135058BR</text:p>
        </text:list-item>
        <text:list-item>
          <text:p text:style-name="P322">AK233438041BR</text:p>
        </text:list-item>
        <text:list-item>
          <text:p text:style-name="P323">AK230433632BR</text:p>
        </text:list-item>
        <text:list-item>
          <text:p text:style-name="P324">AK231909746BR</text:p>
        </text:list-item>
        <text:list-item>
          <text:p text:style-name="P325">AA194075325BR</text:p>
        </text:list-item>
        <text:list-item>
          <text:p text:style-name="P326">AK232563184BR</text:p>
        </text:list-item>
        <text:list-item>
          <text:p text:style-name="P327">AK232193299BR</text:p>
        </text:list-item>
        <text:list-item>
          <text:p text:style-name="P328">AK232694352BR</text:p>
        </text:list-item>
        <text:list-item>
          <text:p text:style-name="P329">AK232455145BR</text:p>
        </text:list-item>
        <text:list-item>
          <text:p text:style-name="P330">AA195600711BR</text:p>
        </text:list-item>
        <text:list-item>
          <text:p text:style-name="P331">AK233305235BR</text:p>
        </text:list-item>
        <text:list-item>
          <text:p text:style-name="P332">AA195073595BR</text:p>
        </text:list-item>
        <text:list-item>
          <text:p text:style-name="P333">AK233406605BR</text:p>
        </text:list-item>
        <text:list-item>
          <text:p text:style-name="P334">AK231909406BR</text:p>
        </text:list-item>
        <text:list-item>
          <text:p text:style-name="P335">AK231649839BR</text:p>
        </text:list-item>
        <text:list-item>
          <text:p text:style-name="P336">AK232439071BR</text:p>
        </text:list-item>
        <text:list-item>
          <text:p text:style-name="P337">AK232023198BR</text:p>
        </text:list-item>
        <text:list-item>
          <text:p text:style-name="P338">AK231659972BR</text:p>
        </text:list-item>
        <text:list-item>
          <text:p text:style-name="P339">AK233462955BR</text:p>
        </text:list-item>
        <text:list-item>
          <text:p text:style-name="P340">AA195122702BR</text:p>
        </text:list-item>
        <text:list-item>
          <text:p text:style-name="P341">AA194976041BR</text:p>
        </text:list-item>
        <text:list-item>
          <text:p text:style-name="P342">AA194270231BR</text:p>
        </text:list-item>
        <text:list-item>
          <text:p text:style-name="P343">AK231587343BR</text:p>
        </text:list-item>
        <text:list-item>
          <text:p text:style-name="P344">AK232740613BR</text:p>
        </text:list-item>
        <text:list-item>
          <text:p text:style-name="P345">AA195051816BR</text:p>
        </text:list-item>
        <text:list-item>
          <text:p text:style-name="P346">AK231952982BR</text:p>
        </text:list-item>
        <text:list-item>
          <text:p text:style-name="P347">AK232861903BR</text:p>
        </text:list-item>
        <text:list-item>
          <text:p text:style-name="P348">AA195170889BR</text:p>
        </text:list-item>
        <text:list-item>
          <text:p text:style-name="P349">AK232444947BR</text:p>
        </text:list-item>
        <text:list-item>
          <text:p text:style-name="P350">AK231811256BR</text:p>
        </text:list-item>
        <text:list-item>
          <text:p text:style-name="P351">AA193316970BR</text:p>
        </text:list-item>
        <text:list-item>
          <text:p text:style-name="P352">AK232898965BR</text:p>
        </text:list-item>
        <text:list-item>
          <text:p text:style-name="P353">AK233235914BR</text:p>
        </text:list-item>
        <text:list-item>
          <text:p text:style-name="P354">AK233448004BR</text:p>
        </text:list-item>
        <text:list-item>
          <text:p text:style-name="P355">AK231012392BR</text:p>
        </text:list-item>
        <text:list-item>
          <text:p text:style-name="P356">AK233196190BR</text:p>
        </text:list-item>
        <text:list-item>
          <text:p text:style-name="P357">AK233007571BR</text:p>
        </text:list-item>
        <text:list-item>
          <text:p text:style-name="P358">AA194728005BR</text:p>
        </text:list-item>
        <text:list-item>
          <text:p text:style-name="P359">AK231883553BR</text:p>
        </text:list-item>
        <text:list-item>
          <text:p text:style-name="P360">AK231928904BR</text:p>
        </text:list-item>
        <text:list-item>
          <text:p text:style-name="P361">AK231920389BR</text:p>
        </text:list-item>
        <text:list-item>
          <text:p text:style-name="P362">AA193304150BR</text:p>
        </text:list-item>
        <text:list-item>
          <text:p text:style-name="P363">AK230767998BR</text:p>
        </text:list-item>
        <text:list-item>
          <text:p text:style-name="P364">AK231797231BR</text:p>
        </text:list-item>
        <text:list-item>
          <text:p text:style-name="P365">AK231839546BR</text:p>
        </text:list-item>
        <text:list-item>
          <text:p text:style-name="P366">AK230725675BR</text:p>
        </text:list-item>
        <text:list-item>
          <text:p text:style-name="P367">AA194350204BR</text:p>
        </text:list-item>
        <text:list-item>
          <text:p text:style-name="P368">AK231546397BR</text:p>
        </text:list-item>
        <text:list-item>
          <text:p text:style-name="P369">AK232616315BR</text:p>
        </text:list-item>
        <text:list-item>
          <text:p text:style-name="P370">AK231752544BR</text:p>
        </text:list-item>
        <text:list-item>
          <text:p text:style-name="P371">AK231389436BR</text:p>
        </text:list-item>
        <text:list-item>
          <text:p text:style-name="P372">AK230350252BR</text:p>
        </text:list-item>
        <text:list-item>
          <text:p text:style-name="P373">AK232249090BR</text:p>
        </text:list-item>
        <text:list-item>
          <text:p text:style-name="P374">AK231517890BR</text:p>
        </text:list-item>
        <text:list-item>
          <text:p text:style-name="P375">AK231692179BR</text:p>
        </text:list-item>
        <text:list-item>
          <text:p text:style-name="P376">AK231787194BR</text:p>
        </text:list-item>
        <text:list-item>
          <text:p text:style-name="P377">AK231945505BR</text:p>
        </text:list-item>
        <text:list-item>
          <text:p text:style-name="P378">AA194094917BR</text:p>
        </text:list-item>
        <text:list-item>
          <text:p text:style-name="P379">AK231798682BR</text:p>
        </text:list-item>
        <text:list-item>
          <text:p text:style-name="P380">AA194162736BR</text:p>
        </text:list-item>
        <text:list-item>
          <text:p text:style-name="P381">AK231592578BR</text:p>
        </text:list-item>
        <text:list-item>
          <text:p text:style-name="P382">AK231702905BR</text:p>
        </text:list-item>
        <text:list-item>
          <text:p text:style-name="P383">AA193595571BR</text:p>
        </text:list-item>
        <text:list-item>
          <text:p text:style-name="P384">AK231412280BR</text:p>
        </text:list-item>
        <text:list-item>
          <text:p text:style-name="P385">AK231931792BR</text:p>
        </text:list-item>
        <text:list-item>
          <text:p text:style-name="P386">AK230663587BR</text:p>
        </text:list-item>
        <text:list-item>
          <text:p text:style-name="P387">AK232713564BR</text:p>
        </text:list-item>
        <text:list-item>
          <text:p text:style-name="P388">AK233371645BR</text:p>
        </text:list-item>
        <text:list-item>
          <text:p text:style-name="P389">AK232478415BR</text:p>
        </text:list-item>
        <text:list-item>
          <text:p text:style-name="P390">AA195136777BR</text:p>
        </text:list-item>
        <text:list-item>
          <text:p text:style-name="P391">AK231300685BR</text:p>
        </text:list-item>
        <text:list-item>
          <text:p text:style-name="P392">AK231486251BR</text:p>
        </text:list-item>
        <text:list-item>
          <text:p text:style-name="P393">AA194286466BR</text:p>
        </text:list-item>
        <text:list-item>
          <text:p text:style-name="P394">AK233162505BR</text:p>
        </text:list-item>
        <text:list-item>
          <text:p text:style-name="P395">AK232019105BR</text:p>
        </text:list-item>
        <text:list-item>
          <text:p text:style-name="P396">AK232722932BR</text:p>
        </text:list-item>
        <text:list-item>
          <text:p text:style-name="P397">QR544470474BR</text:p>
        </text:list-item>
        <text:list-item>
          <text:p text:style-name="P398">AK230604677BR</text:p>
        </text:list-item>
        <text:list-item>
          <text:p text:style-name="P399">AK232813749BR</text:p>
        </text:list-item>
        <text:list-item>
          <text:p text:style-name="P400">AA194264094BR</text:p>
        </text:list-item>
        <text:list-item>
          <text:p text:style-name="P401">AK231067246BR</text:p>
        </text:list-item>
        <text:list-item>
          <text:p text:style-name="P402">AK231192941BR</text:p>
        </text:list-item>
        <text:list-item>
          <text:p text:style-name="P403">AA193772435BR</text:p>
        </text:list-item>
        <text:list-item>
          <text:p text:style-name="P404">AA194296534BR</text:p>
        </text:list-item>
        <text:list-item>
          <text:p text:style-name="P405">AK230355643BR</text:p>
        </text:list-item>
        <text:list-item>
          <text:p text:style-name="P406">AK232389931BR</text:p>
        </text:list-item>
        <text:list-item>
          <text:p text:style-name="P407">AK230341635BR</text:p>
        </text:list-item>
        <text:list-item>
          <text:p text:style-name="P408">AK231014552BR</text:p>
        </text:list-item>
        <text:list-item>
          <text:p text:style-name="P409">AA194243531BR</text:p>
        </text:list-item>
        <text:list-item>
          <text:p text:style-name="P410">AA193137196BR</text:p>
        </text:list-item>
        <text:list-item>
          <text:p text:style-name="P411">AK231696745BR</text:p>
        </text:list-item>
        <text:list-item>
          <text:p text:style-name="P412">AK231438083BR</text:p>
        </text:list-item>
        <text:list-item>
          <text:p text:style-name="P413">AK233389703BR</text:p>
        </text:list-item>
        <text:list-item>
          <text:p text:style-name="P414">AA194586148BR</text:p>
        </text:list-item>
        <text:list-item>
          <text:p text:style-name="P415">AK230822102BR</text:p>
        </text:list-item>
        <text:list-item>
          <text:p text:style-name="P416">AK230535265BR</text:p>
        </text:list-item>
        <text:list-item>
          <text:p text:style-name="P417">AK230273860BR</text:p>
        </text:list-item>
        <text:list-item>
          <text:p text:style-name="P418">AK230830364BR</text:p>
        </text:list-item>
        <text:list-item>
          <text:p text:style-name="P419">AA193583026BR</text:p>
        </text:list-item>
        <text:list-item>
          <text:p text:style-name="P420">AK230290695BR</text:p>
        </text:list-item>
        <text:list-item>
          <text:p text:style-name="P421">AK232018754BR</text:p>
        </text:list-item>
        <text:list-item>
          <text:p text:style-name="P422">AK232112984BR</text:p>
        </text:list-item>
        <text:list-item>
          <text:p text:style-name="P423">AA194357370BR</text:p>
        </text:list-item>
        <text:list-item>
          <text:p text:style-name="P424">AK232104930BR</text:p>
        </text:list-item>
        <text:list-item>
          <text:p text:style-name="P425">AK231326453BR</text:p>
        </text:list-item>
        <text:list-item>
          <text:p text:style-name="P426">AK231949440BR</text:p>
        </text:list-item>
        <text:list-item>
          <text:p text:style-name="P427">AA193819566BR</text:p>
        </text:list-item>
        <text:list-item>
          <text:p text:style-name="P428">AK231216489BR</text:p>
        </text:list-item>
        <text:list-item>
          <text:p text:style-name="P429">AK231224785BR</text:p>
        </text:list-item>
        <text:list-item>
          <text:p text:style-name="P430">AK231978225BR</text:p>
        </text:list-item>
        <text:list-item>
          <text:p text:style-name="P431">AK231956511BR</text:p>
        </text:list-item>
        <text:list-item>
          <text:p text:style-name="P432">AA194309992BR</text:p>
        </text:list-item>
        <text:list-item>
          <text:p text:style-name="P433">AA194141532BR</text:p>
        </text:list-item>
        <text:list-item>
          <text:p text:style-name="P434">AK231966522BR</text:p>
        </text:list-item>
        <text:list-item>
          <text:p text:style-name="P435">AK231969444BR</text:p>
        </text:list-item>
        <text:list-item>
          <text:p text:style-name="P436">AA193975155BR</text:p>
        </text:list-item>
        <text:list-item>
          <text:p text:style-name="P437">AK232289995BR</text:p>
        </text:list-item>
        <text:list-item>
          <text:p text:style-name="P438">AK231551556BR</text:p>
        </text:list-item>
        <text:list-item>
          <text:p text:style-name="P439">AK231364880BR</text:p>
        </text:list-item>
        <text:list-item>
          <text:p text:style-name="P440">AK231530233BR</text:p>
        </text:list-item>
        <text:list-item>
          <text:p text:style-name="P441">AA193730461BR</text:p>
        </text:list-item>
        <text:list-item>
          <text:p text:style-name="P442">AK231735475BR</text:p>
        </text:list-item>
        <text:list-item>
          <text:p text:style-name="P443">AA193028749BR</text:p>
        </text:list-item>
        <text:list-item>
          <text:p text:style-name="P444">AK232278745BR</text:p>
        </text:list-item>
        <text:list-item>
          <text:p text:style-name="P445">AK232160605BR</text:p>
        </text:list-item>
        <text:list-item>
          <text:p text:style-name="P446">AA194347267BR</text:p>
        </text:list-item>
        <text:list-item>
          <text:p text:style-name="P447">AK231916906BR</text:p>
        </text:list-item>
        <text:list-item>
          <text:p text:style-name="P448"><text:span text:style-name="T449">AK231516758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0 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45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9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9T18:49:00Z</meta:creation-date>
    <dc:date>2024-07-19T18:49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17" meta:character-count="2026" meta:row-count="14" meta:non-whitespace-character-count="1713"/>
  </office:meta>
</office:document-meta>
</file>